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62994000393EA9FCBD10F.wmf"/>
  <manifest:file-entry manifest:media-type="" manifest:full-path="Pictures/200000070002645E0004F4A803232AC7.wmf"/>
  <manifest:file-entry manifest:media-type="" manifest:full-path="Pictures/200000070006422D000287EB96DEE63C.wmf"/>
  <manifest:file-entry manifest:media-type="" manifest:full-path="Pictures/200000070006CAE90004B881F10BEB8E.wmf"/>
  <manifest:file-entry manifest:media-type="" manifest:full-path="Pictures/20000007000634890003E8AADF53C71D.wmf"/>
  <manifest:file-entry manifest:media-type="" manifest:full-path="Pictures/2000000700062C5E0005B1479712DFC4.wmf"/>
  <manifest:file-entry manifest:media-type="" manifest:full-path="Pictures/200000070002B0F30003F39E0A9794DC.wmf"/>
  <manifest:file-entry manifest:media-type="" manifest:full-path="Pictures/20000007000261AE00051AE6C5AFEF01.wmf"/>
  <manifest:file-entry manifest:media-type="" manifest:full-path="Pictures/20000007000A92D000099A0B6C9FB818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Arial Baltic" svg:font-family="'Arial Baltic'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US" style:font-size-asian="10pt" style:font-size-complex="10pt"/>
    </style:style>
    <style:style style:name="P7" style:family="paragraph" style:parent-style-name="Standard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4.64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 style:master-page-name="A3-Landscape">
      <style:paragraph-properties fo:text-align="center" style:justify-single-word="false" style:page-number="auto" style:border-line-width-bottom="0.002cm 0.035cm 0.002cm" fo:padding="0.074cm" fo:border-left="none" fo:border-right="none" fo:border-top="none" fo:border-bottom="0.039cm double #000000" style:join-border="false"/>
      <style:text-properties fo:font-size="10pt" style:font-size-asian="10pt" style:font-size-complex="10pt"/>
    </style:style>
    <style:style style:name="P16" style:family="paragraph" style:parent-style-name="Standard" style:master-page-name="Index">
      <style:paragraph-properties fo:text-align="center" style:justify-single-word="false" style:page-number="auto"/>
      <style:text-properties fo:font-size="10pt" style:font-size-asian="10pt" style:font-size-complex="10pt"/>
    </style:style>
    <style:style style:name="T1" style:family="text">
      <style:text-properties style:font-name="Arial Baltic" fo:language="lt" fo:country="LT" style:font-name-asian="Arial Baltic" style:font-name-complex="Arial Baltic"/>
    </style:style>
    <style:style style:name="T2" style:family="text">
      <style:text-properties style:font-name="Arial Baltic" fo:font-size="10pt" fo:language="lt" fo:country="LT" style:font-name-asian="Arial Baltic" style:font-size-asian="10pt" style:font-name-complex="Arial Baltic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6" style:family="text">
      <style:text-properties style:font-name="Arial1" fo:font-size="10pt" fo:language="en" fo:country="US" fo:font-weight="bold" style:font-name-asian="Arial1" style:font-size-asian="10pt" style:font-weight-asian="bold" style:font-name-complex="Arial1" style:font-size-complex="10pt" style:font-weight-complex="bold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Отношения между классами - <text:span text:style-name="T1">UML </text:span>и код</text:p>
      <text:p text:style-name="P3"/>
      <text:p text:style-name="P3"/>
      <text:table-of-content text:style-name="Sect1" text:protected="true" text:name="Table of Contents1">
        <text:table-of-content-source text:outline-level="4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 text:style-name="Internet_20_link"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9"><text:span text:style-name="Internet_20_link">Введение</text:span><text:tab/>2</text:p>
          <text:p text:style-name="P9"><text:span text:style-name="Internet_20_link">1. Обобщение</text:span><text:tab/>3</text:p>
          <text:p text:style-name="P9"><text:span text:style-name="Internet_20_link">2. Ассоциация</text:span><text:tab/>4</text:p>
          <text:p text:style-name="P9"><text:span text:style-name="Internet_20_link">2.1 Бинарная</text:span><text:tab/>4</text:p>
          <text:p text:style-name="P9"><text:span text:style-name="Internet_20_link">2.2 N-арная ассоциация</text:span><text:tab/>6</text:p>
          <text:p text:style-name="P9"><text:span text:style-name="Internet_20_link">2.3 Агрегация</text:span><text:tab/>8</text:p>
          <text:p text:style-name="P9"><text:span text:style-name="Internet_20_link">2.3.1 Композиция</text:span><text:tab/>10</text:p>
          <text:p text:style-name="P9"><text:span text:style-name="Internet_20_link">3. Зависимость</text:span><text:tab/>12</text:p>
          <text:p text:style-name="P9"><text:span text:style-name="Internet_20_link">4. Реализация</text:span><text:tab/>13</text:p>
          <text:p text:style-name="P9"><text:span text:style-name="Internet_20_link">Вывод</text:span><text:tab/>15</text:p>
          <text:p text:style-name="P9"><text:span text:style-name="Internet_20_link">Литература</text:span><text:tab/>17</text:p>
        </text:index-body>
      </text:table-of-content>
      <text:p text:style-name="P3"/>
      <text:p text:style-name="P3"/>
      <text:p text:style-name="P3"/>
      <text:p text:style-name="P3"/>
      <text:p text:style-name="P10"/>
      <text:p text:style-name="P4"/>
      <text:p text:style-name="P2"><text:toc-mark-start text:id="IMark270627376" text:outline-level="1"/>Введение<text:toc-mark-end text:id="IMark270627376"/><text:line-break/></text:p>
      <text:p text:style-name="Standard"><text:span text:style-name="T3">Диаграмма классов </text:span><text:span text:style-name="T5">UML </text:span><text:span text:style-name="T3">позволяет обозначать <text:s/>отношения между классами, которые, в отличии от наследования, не имеют явной реализации в языках</text:span></text:p>
      <text:p text:style-name="Standard"><text:span text:style-name="T3">программирования. Для чего они нужны? Они нужны для максимально приближенного моделирования прикладной области, для которой создается программный продукт. Но как они отражаются в программном коде? Данное небольшое исследование пытается ответить на этот вопрос и показать, как в коде описываются связи между классами.</text:span><text:span text:style-name="T5"><text:tab/></text:span></text:p>
      <text:p text:style-name="P7"/>
      <text:p text:style-name="Standard"><text:span text:style-name="T3">Сначала попробуем прояснить, как относятся друг к другу отношения между классами в </text:span><text:span text:style-name="T5">UML.</text:span><text:span text:style-name="T3"> Используя различные источники удалось построить следующую структурную схему, демонстрирующую разновидности отношений:</text:span></text:p>
      <text:p text:style-name="P4"/>
      <text:p text:style-name="P4"/>
      <text:p text:style-name="P4"/>
      <text:p text:style-name="P5"><draw:frame draw:style-name="fr1" draw:name="Графический объект1" text:anchor-type="as-char" svg:width="15.291cm" svg:height="14.101cm" draw:z-index="0"><draw:image xlink:href="Pictures/2000000700062C5E0005B1479712DFC4.wmf" xlink:type="simple" xlink:show="embed" xlink:actuate="onLoad"/></draw:frame></text:p>
      <text:p text:style-name="P4"/>
      <text:p text:style-name="P5">Рис. 1 - Отношения между классами</text:p>
      <text:p text:style-name="P4"><text:s/></text:p>
      <text:p text:style-name="P4"/>
      <text:p text:style-name="Standard"><text:span text:style-name="T3">В качестве прикладной области возьмем отдел кадров</text:span><text:span text:style-name="T5"> </text:span><text:span text:style-name="T3">некого предприятия и наченем строить его модель. Для примеров будем использовать язык </text:span><text:span text:style-name="T5">Java.</text:span></text:p>
      <text:p text:style-name="P4"><text:soft-page-break/></text:p>
      <text:p text:style-name="Standard"><text:toc-mark-start text:id="IMark270627376" text:outline-level="1"/><text:span text:style-name="T4">1</text:span><text:span text:style-name="T6">. </text:span><text:span text:style-name="T4">Обобщение</text:span><text:toc-mark-end text:id="IMark270627376"/></text:p>
      <text:p text:style-name="P2"/>
      <text:p text:style-name="P4">Отношение обобщения - это наследование. Это отношение хорошо рассматривается в каждом учебнике какому-либо ООП языку.</text:p>
      <text:p text:style-name="Standard"><text:span text:style-name="T3">В языке </text:span><text:span text:style-name="T5">Java</text:span><text:span text:style-name="T3"> имеет явную реализацию через расширение(</text:span><text:span text:style-name="T5">extends</text:span><text:span text:style-name="T3">) одного класса другим.</text:span></text:p>
      <text:p text:style-name="P4"/>
      <text:p text:style-name="P5"><draw:frame draw:style-name="fr1" draw:name="Графический объект2" text:anchor-type="as-char" svg:width="5.898cm" svg:height="12.645cm" draw:z-index="1"><draw:image xlink:href="Pictures/20000007000261AE00051AE6C5AFEF01.wmf" xlink:type="simple" xlink:show="embed" xlink:actuate="onLoad"/></draw:frame></text:p>
      <text:p text:style-name="P2"/>
      <text:p text:style-name="P5">Рис. 2 - Отношение обобщения</text:p>
      <text:p text:style-name="P4"/>
      <text:p text:style-name="Standard"><text:span text:style-name="T3">Класс </text:span><text:span text:style-name="T5">"Man"(</text:span><text:span text:style-name="T3">человек</text:span><text:span text:style-name="T5">) - </text:span><text:span text:style-name="T3">более абстрактный, а </text:span><text:span text:style-name="T5">"Employee"</text:span><text:span text:style-name="T3">(сотрудник)</text:span><text:span text:style-name="T5"> </text:span><text:span text:style-name="T3">более специализированный. Класс </text:span><text:span text:style-name="T5">"Employee" </text:span><text:span text:style-name="T3">наследует свойства и методы </text:span><text:span text:style-name="T5">"Man".</text:span></text:p>
      <text:p text:style-name="P4"/>
      <text:p text:style-name="P4">Попробуем написать код для этой диаграммы:</text:p>
      <text:p text:style-name="P7">[code]</text:p>
      <text:p text:style-name="P4">public class generalization <text:s/></text:p>
      <text:p text:style-name="P4">{<text:tab/></text:p>
      <text:p text:style-name="P4"><text:tab/>public static class Man</text:p>
      <text:p text:style-name="P4"><text:tab/>{</text:p>
      <text:p text:style-name="P4"><text:tab/><text:tab/>protected String name;</text:p>
      <text:p text:style-name="P4"><text:tab/><text:tab/>protected String surname;<text:tab/><text:tab/></text:p>
      <text:p text:style-name="P4"><text:tab/><text:tab/></text:p>
      <text:p text:style-name="P4"><text:tab/><text:tab/>public void setName(String newName)</text:p>
      <text:p text:style-name="P4"><text:tab/><text:tab/>{</text:p>
      <text:p text:style-name="P4"><text:tab/><text:tab/><text:tab/>name = newName;<text:tab/><text:tab/><text:tab/></text:p>
      <text:p text:style-name="P4"><text:tab/><text:tab/>}</text:p>
      <text:p text:style-name="P4"><text:soft-page-break/><text:tab/><text:tab/></text:p>
      <text:p text:style-name="P4"><text:tab/><text:tab/>public String getName()</text:p>
      <text:p text:style-name="P4"><text:tab/><text:tab/>{</text:p>
      <text:p text:style-name="P4"><text:tab/><text:tab/><text:tab/>return name;</text:p>
      <text:p text:style-name="P4"/>
      <text:p text:style-name="P4"><text:tab/><text:tab/>}</text:p>
      <text:p text:style-name="P4"><text:tab/><text:tab/></text:p>
      <text:p text:style-name="P4"><text:tab/><text:tab/>public void setSurname(String newSurname)</text:p>
      <text:p text:style-name="P4"><text:tab/><text:tab/>{</text:p>
      <text:p text:style-name="P4"><text:tab/><text:tab/><text:tab/>name = newSurname;<text:tab/><text:tab/><text:tab/></text:p>
      <text:p text:style-name="P4"><text:tab/><text:tab/>}</text:p>
      <text:p text:style-name="P4"><text:tab/><text:tab/></text:p>
      <text:p text:style-name="P4"><text:tab/><text:tab/>public String getSurname()</text:p>
      <text:p text:style-name="P4"><text:tab/><text:tab/>{</text:p>
      <text:p text:style-name="P4"><text:tab/><text:tab/><text:tab/>return surname;</text:p>
      <text:p text:style-name="P4"/>
      <text:p text:style-name="P4"><text:tab/><text:tab/>}</text:p>
      <text:p text:style-name="P4"><text:tab/>}<text:tab/> </text:p>
      <text:p text:style-name="P4"><text:tab/></text:p>
      <text:p text:style-name="P4"><text:tab/>// наследуем класс Man</text:p>
      <text:p text:style-name="P4"><text:tab/>public static class Employee extends Man</text:p>
      <text:p text:style-name="P4"><text:tab/>{</text:p>
      <text:p text:style-name="P4"><text:tab/><text:tab/>private String position;</text:p>
      <text:p text:style-name="P4"><text:tab/><text:tab/><text:tab/><text:tab/></text:p>
      <text:p text:style-name="P4"><text:tab/><text:tab/>public <text:s/>Employee(String n, String s, String p)</text:p>
      <text:p text:style-name="P4"><text:tab/><text:tab/>{</text:p>
      <text:p text:style-name="P4"><text:tab/><text:tab/><text:tab/>name = n;</text:p>
      <text:p text:style-name="P4"><text:tab/><text:tab/><text:tab/>surname = s;</text:p>
      <text:p text:style-name="P4"><text:tab/><text:tab/><text:tab/>position = p;</text:p>
      <text:p text:style-name="P4"><text:tab/><text:tab/>}</text:p>
      <text:p text:style-name="P4"><text:tab/><text:tab/></text:p>
      <text:p text:style-name="P4"><text:tab/><text:tab/>public void setPosition(String newProfession)</text:p>
      <text:p text:style-name="P4"><text:tab/><text:tab/>{</text:p>
      <text:p text:style-name="P4"><text:tab/><text:tab/><text:tab/><text:tab/>position = newProfession;</text:p>
      <text:p text:style-name="P4"><text:tab/><text:tab/>}</text:p>
      <text:p text:style-name="P4"><text:tab/><text:tab/></text:p>
      <text:p text:style-name="P4"><text:tab/><text:tab/>public String getPosition()</text:p>
      <text:p text:style-name="P4"><text:tab/><text:tab/>{</text:p>
      <text:p text:style-name="P4"><text:tab/><text:tab/><text:tab/><text:tab/>return position;</text:p>
      <text:p text:style-name="P4"><text:tab/><text:tab/>}</text:p>
      <text:p text:style-name="P4"><text:tab/>}</text:p>
      <text:p text:style-name="P4"/>
      <text:p text:style-name="P4"><text:tab/></text:p>
      <text:p text:style-name="P4"><text:tab/>public static void main(String[] args)</text:p>
      <text:p text:style-name="P4"><text:tab/>{</text:p>
      <text:p text:style-name="P4"><text:tab/><text:tab/>Employee sysEngineer = new Employee("Жора", "Кустов", "Управделами");</text:p>
      <text:p text:style-name="P4"><text:tab/><text:tab/></text:p>
      <text:p text:style-name="P4"><text:tab/>}</text:p>
      <text:p text:style-name="P4">}</text:p>
      <text:p text:style-name="P7">[/code]</text:p>
      <text:p text:style-name="P6"/>
      <text:p text:style-name="P6"/>
      <text:p text:style-name="Standard"><text:toc-mark-start text:id="IMark270627376" text:outline-level="1"/><text:span text:style-name="T4">2</text:span><text:span text:style-name="T6">. </text:span><text:span text:style-name="T4">Ассоциация</text:span><text:toc-mark-end text:id="IMark270627376"/></text:p>
      <text:p text:style-name="P2"/>
      <text:p text:style-name="P2"><text:toc-mark-start text:id="IMark270627376" text:outline-level="1"/>2.1 Бинарная<text:toc-mark-end text:id="IMark270627376"/></text:p>
      <text:p text:style-name="P2"/>
      <text:p text:style-name="Standard"><text:span text:style-name="T3">В модель добавили класс </text:span><text:span text:style-name="T5">"IdCard"</text:span><text:span text:style-name="T3">, представляющий идентификационную карточку(пропуск) сотрудника. Каждому сотруднику</text:span></text:p>
      <text:p text:style-name="P4"><text:soft-page-break/>может соответствовать только одна идентификационная карточка, мощность связи 1 к 1.</text:p>
      <text:p text:style-name="P5"><draw:frame draw:style-name="fr1" draw:name="Графический объект3" text:anchor-type="as-char" svg:width="15.503cm" svg:height="6.269cm" draw:z-index="2"><draw:image xlink:href="Pictures/200000070006422D000287EB96DEE63C.wmf" xlink:type="simple" xlink:show="embed" xlink:actuate="onLoad"/></draw:frame></text:p>
      <text:p text:style-name="P5">Рис. 3 - Бинарная ассоциация</text:p>
      <text:p text:style-name="P2"/>
      <text:p text:style-name="P4">Классы:</text:p>
      <text:p text:style-name="P4"/>
      <text:p text:style-name="P7">[code]</text:p>
      <text:p text:style-name="P4">public static class Employee extends Man</text:p>
      <text:p text:style-name="P4">{</text:p>
      <text:p text:style-name="P4"><text:tab/>private String position;</text:p>
      <text:p text:style-name="P4"><text:tab/>private IdCard iCard;</text:p>
      <text:p text:style-name="P4"><text:tab/>public <text:s/>Employee(String n, String s, String p)</text:p>
      <text:p text:style-name="P4"><text:tab/>{</text:p>
      <text:p text:style-name="P4"><text:tab/><text:tab/>name = n;</text:p>
      <text:p text:style-name="P4"><text:tab/><text:tab/>surname = s;</text:p>
      <text:p text:style-name="P4"><text:tab/><text:tab/>position = p;</text:p>
      <text:p text:style-name="P4"><text:tab/>}</text:p>
      <text:p text:style-name="P4"/>
      <text:p text:style-name="P4"><text:tab/>public void setPosition(String newPosition)</text:p>
      <text:p text:style-name="P4"><text:tab/>{</text:p>
      <text:p text:style-name="P4"><text:tab/><text:tab/><text:tab/>position = newPosition;</text:p>
      <text:p text:style-name="P4"><text:tab/>}</text:p>
      <text:p text:style-name="P4"><text:tab/></text:p>
      <text:p text:style-name="P4"><text:tab/>public String getPosition()</text:p>
      <text:p text:style-name="P4"><text:tab/>{</text:p>
      <text:p text:style-name="P4"><text:tab/><text:tab/>return position;</text:p>
      <text:p text:style-name="P4"><text:tab/>}</text:p>
      <text:p text:style-name="P4"><text:tab/>public void setIdCard(IdCard c)</text:p>
      <text:p text:style-name="P4"><text:tab/>{</text:p>
      <text:p text:style-name="P4"><text:tab/><text:tab/>iCard = c;</text:p>
      <text:p text:style-name="P4"><text:tab/>}</text:p>
      <text:p text:style-name="P4"><text:tab/>public IdCard getIdCard()</text:p>
      <text:p text:style-name="P4"><text:tab/>{</text:p>
      <text:p text:style-name="P4"><text:tab/><text:tab/>return iCard;</text:p>
      <text:p text:style-name="P4"><text:tab/>}</text:p>
      <text:p text:style-name="P4"><text:tab/></text:p>
      <text:p text:style-name="P4">}</text:p>
      <text:p text:style-name="P4"/>
      <text:p text:style-name="P4">public static class IdCard</text:p>
      <text:p text:style-name="P4">{</text:p>
      <text:p text:style-name="P4"><text:tab/>private String dateExpire;</text:p>
      <text:p text:style-name="P4"><text:tab/>private int number;</text:p>
      <text:p text:style-name="P4"><text:soft-page-break/><text:tab/>public IdCard(int n)</text:p>
      <text:p text:style-name="P4"><text:tab/>{</text:p>
      <text:p text:style-name="P4"><text:tab/><text:tab/>number = n;</text:p>
      <text:p text:style-name="P4"><text:tab/>}<text:tab/><text:tab/></text:p>
      <text:p text:style-name="P4"><text:tab/>public void setNumber(int newNumber)</text:p>
      <text:p text:style-name="P4"><text:tab/>{</text:p>
      <text:p text:style-name="P4"><text:tab/><text:tab/>number = newNumber;</text:p>
      <text:p text:style-name="P4"><text:tab/>}<text:tab/><text:tab/></text:p>
      <text:p text:style-name="P4"><text:tab/>public int getNumber()</text:p>
      <text:p text:style-name="P4"><text:tab/>{</text:p>
      <text:p text:style-name="P4"><text:tab/><text:tab/>return number;</text:p>
      <text:p text:style-name="P4"><text:tab/>}<text:tab/></text:p>
      <text:p text:style-name="P4"><text:tab/>public void setDateExpire(String newDateExpire)</text:p>
      <text:p text:style-name="P4"><text:tab/>{</text:p>
      <text:p text:style-name="P4"><text:tab/><text:tab/>dateExpire = newDateExpire;</text:p>
      <text:p text:style-name="P4"><text:tab/>}<text:tab/></text:p>
      <text:p text:style-name="P4"><text:tab/>public String getDateExpire()</text:p>
      <text:p text:style-name="P4"><text:tab/>{</text:p>
      <text:p text:style-name="P4"><text:tab/><text:tab/>return dateExpire;</text:p>
      <text:p text:style-name="P4"><text:tab/>}</text:p>
      <text:p text:style-name="P4">}</text:p>
      <text:p text:style-name="Standard"><text:span text:style-name="T5">[</text:span><text:span text:style-name="T3">/</text:span><text:span text:style-name="T5">code]</text:span></text:p>
      <text:p text:style-name="P4"/>
      <text:p text:style-name="Standard"><text:span text:style-name="T3">В теле программы создаем объекты и связываем их</text:span><text:span text:style-name="T5">:</text:span></text:p>
      <text:p text:style-name="P7"/>
      <text:p text:style-name="P7">[code]</text:p>
      <text:p text:style-name="P7">IdCard card = new IdCard(123);</text:p>
      <text:p text:style-name="P7">card.setDateExpire("2010-12-01");</text:p>
      <text:p text:style-name="P7">sysEngineer.setIdCard(card);<text:tab/></text:p>
      <text:p text:style-name="P7"/>
      <text:p text:style-name="Standard"><text:span text:style-name="T5">System.out.println(sysEngineer.getName() +" </text:span><text:span text:style-name="T3">работает в должности "+ sysEngineer.getPosition()); </text:span></text:p>
      <text:p text:style-name="P4">System.out.println("Удостовирение действует до " + sysEngineer.getIdCard().dateExpire);</text:p>
      <text:p text:style-name="Standard"><text:span text:style-name="T5">[</text:span><text:span text:style-name="T3">/</text:span><text:span text:style-name="T5">code]</text:span></text:p>
      <text:p text:style-name="P7"/>
      <text:p text:style-name="Standard"><text:span text:style-name="T3">Класс </text:span><text:span text:style-name="T5">Employee </text:span><text:span text:style-name="T3">имеет поле </text:span><text:span text:style-name="T5">card</text:span><text:span text:style-name="T3">, у которого тип </text:span><text:span text:style-name="T5">IdCard</text:span><text:span text:style-name="T3">, так же класс имеет методы для присваивания значения(setIdCard) этому полю и для</text:span></text:p>
      <text:p text:style-name="Standard"><text:span text:style-name="T3">получения значения(</text:span><text:span text:style-name="T5">get</text:span><text:span text:style-name="T3">IdCard)</text:span><text:span text:style-name="T5">. </text:span><text:span text:style-name="T3">Из экземпляра объекта </text:span><text:span text:style-name="T5">Employee </text:span><text:span text:style-name="T3">мы можем узнать о связанном с ним объектом типа </text:span><text:span text:style-name="T5">IdCard</text:span><text:span text:style-name="T3">, значит</text:span></text:p>
      <text:p text:style-name="Standard"><text:span text:style-name="T3">навигация (стрелочка на линии) направлена от </text:span><text:span text:style-name="T5">Employee </text:span><text:span text:style-name="T3">к </text:span><text:span text:style-name="T5">IdCard.</text:span></text:p>
      <text:p text:style-name="P6"/>
      <text:p text:style-name="Standard"><text:toc-mark-start text:id="IMark270627376" text:outline-level="1"/><text:span text:style-name="T4">2.</text:span><text:span text:style-name="T6">2</text:span><text:span text:style-name="T4"> </text:span><text:span text:style-name="T6">N-</text:span><text:span text:style-name="T4">арная ассоциация</text:span><text:toc-mark-end text:id="IMark270627376"/></text:p>
      <text:p text:style-name="P2"/>
      <text:p text:style-name="Standard"><text:span text:style-name="T3">Представим, что в организации положено закреплять за работниками помещения. Добавляем новый класс </text:span><text:span text:style-name="T5">Room</text:span><text:span text:style-name="T3">.</text:span></text:p>
      <text:p text:style-name="Standard"><text:span text:style-name="T3">Каждому объекты работник(</text:span><text:span text:style-name="T5">Employee</text:span><text:span text:style-name="T3">)</text:span><text:span text:style-name="T5"> </text:span><text:span text:style-name="T3">может соответстовать несколько рабочих помещений. Мощность связи один-ко-многим.</text:span></text:p>
      <text:p text:style-name="Standard"><text:span text:style-name="T3">Навигация от </text:span><text:span text:style-name="T5">Employee </text:span><text:span text:style-name="T3">к </text:span><text:span text:style-name="T5">Room.</text:span></text:p>
      <text:p text:style-name="P4"/>
      <text:p text:style-name="P5"><text:soft-page-break/><draw:frame draw:style-name="fr1" draw:name="Графический объект4" text:anchor-type="as-char" svg:width="5.925cm" svg:height="12.275cm" draw:z-index="3"><draw:image xlink:href="Pictures/200000070002645E0004F4A803232AC7.wmf" xlink:type="simple" xlink:show="embed" xlink:actuate="onLoad"/></draw:frame></text:p>
      <text:p text:style-name="P8"><text:span text:style-name="T3">Рис. 4 - </text:span><text:span text:style-name="T5">N-</text:span><text:span text:style-name="T3">арная ассоциация</text:span></text:p>
      <text:p text:style-name="P4"/>
      <text:p text:style-name="Standard"><text:span text:style-name="T3">Теперь попробуем отразить это в коде</text:span><text:span text:style-name="T5">. </text:span><text:span text:style-name="T3">Новый класс </text:span><text:span text:style-name="T5">Room:</text:span></text:p>
      <text:p text:style-name="P4"/>
      <text:p text:style-name="P7">[code]</text:p>
      <text:p text:style-name="P7"/>
      <text:p text:style-name="P7"><text:tab/>public static class Room</text:p>
      <text:p text:style-name="P7"><text:tab/>{</text:p>
      <text:p text:style-name="P7"><text:tab/><text:tab/>private int number;</text:p>
      <text:p text:style-name="P7"><text:tab/><text:tab/></text:p>
      <text:p text:style-name="P7"><text:tab/><text:tab/>public Room(int n)</text:p>
      <text:p text:style-name="P7"><text:tab/><text:tab/>{</text:p>
      <text:p text:style-name="P7"><text:tab/><text:tab/><text:tab/>number = n;</text:p>
      <text:p text:style-name="P7"><text:tab/><text:tab/>}</text:p>
      <text:p text:style-name="P7"><text:tab/><text:tab/></text:p>
      <text:p text:style-name="P7"><text:tab/><text:tab/>public void setNumber(int newNumber)</text:p>
      <text:p text:style-name="P7"><text:tab/><text:tab/>{</text:p>
      <text:p text:style-name="P7"><text:tab/><text:tab/><text:tab/>number = newNumber;</text:p>
      <text:p text:style-name="P7"><text:tab/><text:tab/>}</text:p>
      <text:p text:style-name="P7"><text:tab/><text:tab/></text:p>
      <text:p text:style-name="P7"><text:tab/><text:tab/>public int getNumber()</text:p>
      <text:p text:style-name="P7"><text:tab/><text:tab/>{</text:p>
      <text:p text:style-name="P7"><text:tab/><text:tab/><text:tab/>return number;</text:p>
      <text:p text:style-name="P7"><text:tab/><text:tab/>}</text:p>
      <text:p text:style-name="P7"><text:tab/>}</text:p>
      <text:p text:style-name="P7"/>
      <text:p text:style-name="P7">[/code]</text:p>
      <text:p text:style-name="P7"><text:soft-page-break/></text:p>
      <text:p text:style-name="Standard"><text:span text:style-name="T3">Добавили в класс </text:span><text:span text:style-name="T5">Employee </text:span><text:span text:style-name="T3">поле и методы для работы с </text:span><text:span text:style-name="T5">Room:</text:span></text:p>
      <text:p text:style-name="P7"/>
      <text:p text:style-name="P7">[code]</text:p>
      <text:p text:style-name="P7"><text:tab/>...</text:p>
      <text:p text:style-name="P4"><text:tab/>private Set room = new HashSet();</text:p>
      <text:p text:style-name="Standard"><text:span text:style-name="T3"><text:tab/>...</text:span><text:span text:style-name="T5"><text:line-break/><text:tab/>public void setRoom(Room newRoom)</text:span></text:p>
      <text:p text:style-name="P7"><text:tab/>{</text:p>
      <text:p text:style-name="P7"><text:tab/><text:tab/>room.add(newRoom);</text:p>
      <text:p text:style-name="P7"><text:tab/>}</text:p>
      <text:p text:style-name="P7"><text:tab/></text:p>
      <text:p text:style-name="P7"><text:tab/>public Set <text:s/>getRoom()</text:p>
      <text:p text:style-name="P7"><text:tab/>{</text:p>
      <text:p text:style-name="P7"><text:tab/><text:tab/>return room;</text:p>
      <text:p text:style-name="P7"><text:tab/>}</text:p>
      <text:p text:style-name="P7"><text:tab/><text:tab/></text:p>
      <text:p text:style-name="P7"><text:tab/>public void <text:s/>deleteRoom(Room r)</text:p>
      <text:p text:style-name="P7"><text:tab/>{</text:p>
      <text:p text:style-name="P7"><text:tab/><text:tab/>room.remove(r);</text:p>
      <text:p text:style-name="P7"><text:tab/>}</text:p>
      <text:p text:style-name="P7"><text:tab/>...</text:p>
      <text:p text:style-name="P7">[/code]</text:p>
      <text:p text:style-name="P7"/>
      <text:p text:style-name="P7"/>
      <text:p text:style-name="P4">Пример использвания:</text:p>
      <text:p text:style-name="P4"/>
      <text:p text:style-name="P7">[code]</text:p>
      <text:p text:style-name="P7"><text:tab/>public static void main(String[] args)</text:p>
      <text:p text:style-name="P7"><text:tab/>{</text:p>
      <text:p text:style-name="P7"><text:tab/><text:tab/></text:p>
      <text:p text:style-name="P7"><text:tab/><text:tab/>Employee sysEngineer = new Employee("John", "Connor", "Manager");</text:p>
      <text:p text:style-name="P7"><text:tab/><text:tab/>IdCard card = new IdCard(123);</text:p>
      <text:p text:style-name="P7"><text:tab/><text:tab/>card.setDateExpire("2010-12-01");</text:p>
      <text:p text:style-name="P7"><text:tab/><text:tab/>sysEngineer.setIdCard(card);</text:p>
      <text:p text:style-name="P7"/>
      <text:p text:style-name="P7"><text:tab/><text:tab/>Room room101 = new Room(101);</text:p>
      <text:p text:style-name="P7"><text:tab/><text:tab/>Room room321 = new Room(321);</text:p>
      <text:p text:style-name="P7"><text:tab/><text:tab/>sysEngineer.setRoom(room101);</text:p>
      <text:p text:style-name="P7"><text:tab/><text:tab/>sysEngineer.setRoom(room321);</text:p>
      <text:p text:style-name="P7"/>
      <text:p text:style-name="Standard"><text:span text:style-name="T5"><text:tab/><text:tab/>System.out.println(sysEngineer.getName() +" </text:span><text:span text:style-name="T3">работает в должности "+ sysEngineer.getPosition()); </text:span></text:p>
      <text:p text:style-name="P4"><text:tab/><text:tab/>System.out.println("Удостовирение действует до " + sysEngineer.getIdCard().dateExpire); </text:p>
      <text:p text:style-name="P4"><text:tab/><text:tab/><text:tab/><text:tab/><text:tab/><text:tab/> <text:s text:c="2"/></text:p>
      <text:p text:style-name="P4"><text:tab/><text:tab/>System.out.println("Может находиться в помещеньях:");</text:p>
      <text:p text:style-name="P4"><text:tab/><text:tab/>Iterator iter = <text:s/>sysEngineer.getRoom().iterator();</text:p>
      <text:p text:style-name="P4"><text:tab/><text:tab/>while(iter.hasNext())</text:p>
      <text:p text:style-name="P4"><text:tab/><text:tab/><text:tab/>System.out.println( ((Room) iter.next()).getNumber());</text:p>
      <text:p text:style-name="P7"><text:tab/>}</text:p>
      <text:p text:style-name="P7">[/code]</text:p>
      <text:p text:style-name="P6"/>
      <text:p text:style-name="Standard"><text:toc-mark-start text:id="IMark270627376" text:outline-level="1"/><text:span text:style-name="T4">2</text:span><text:span text:style-name="T6">.3 </text:span><text:span text:style-name="T4">Агрегация</text:span><text:toc-mark-end text:id="IMark270627376"/></text:p>
      <text:p text:style-name="P2"/>
      <text:p text:style-name="Standard"><text:span text:style-name="T3">Введем в модель класс </text:span><text:span text:style-name="T5">Departmen(</text:span><text:span text:style-name="T3">отдел</text:span><text:span text:style-name="T5">)</text:span><text:span text:style-name="T3">, то есть наше предприятие структурировано по отделам. В каждом отделе может работать один или более человек. Можно сказать, что отдел включает в себя одного или более сотрудников и таким образом их </text:span><text:soft-page-break/><text:span text:style-name="T3">агрегирует. На предприятии могут быть сотрудники, которые не пренадлежат ни одному отделу, например директор предприятия.</text:span></text:p>
      <text:p text:style-name="P4"/>
      <text:p text:style-name="P5"><draw:frame draw:style-name="fr1" draw:name="Графический объект5" text:anchor-type="as-char" svg:width="15.265cm" svg:height="8.862cm" draw:z-index="4"><draw:image xlink:href="Pictures/2000000700062994000393EA9FCBD10F.wmf" xlink:type="simple" xlink:show="embed" xlink:actuate="onLoad"/></draw:frame></text:p>
      <text:p text:style-name="P5">Рис. 5 - Агрегация</text:p>
      <text:p text:style-name="P5"/>
      <text:p text:style-name="P4"/>
      <text:p text:style-name="Standard"><text:span text:style-name="T3">Класс </text:span><text:span text:style-name="T5">Department</text:span><text:span text:style-name="T3">:</text:span></text:p>
      <text:p text:style-name="P7">[code]</text:p>
      <text:p text:style-name="P4">public static class Department</text:p>
      <text:p text:style-name="P4"><text:tab/>{</text:p>
      <text:p text:style-name="P4"><text:tab/><text:tab/>private String name;</text:p>
      <text:p text:style-name="P4"><text:tab/><text:tab/>private Set employees = new HashSet();</text:p>
      <text:p text:style-name="P4"><text:tab/><text:tab/></text:p>
      <text:p text:style-name="P4"><text:tab/><text:tab/>public Department(String n)</text:p>
      <text:p text:style-name="P4"><text:tab/><text:tab/>{</text:p>
      <text:p text:style-name="P4"><text:tab/><text:tab/><text:tab/>name = n;</text:p>
      <text:p text:style-name="P4"><text:tab/><text:tab/>}</text:p>
      <text:p text:style-name="P4"><text:tab/><text:tab/></text:p>
      <text:p text:style-name="P4"><text:tab/><text:tab/>public void setName(String newName)</text:p>
      <text:p text:style-name="P4"><text:tab/><text:tab/>{</text:p>
      <text:p text:style-name="P4"><text:tab/><text:tab/><text:tab/>name = newName;</text:p>
      <text:p text:style-name="P4"><text:tab/><text:tab/>}</text:p>
      <text:p text:style-name="P4"><text:tab/><text:tab/></text:p>
      <text:p text:style-name="P4"><text:tab/><text:tab/>public String getName()</text:p>
      <text:p text:style-name="P4"><text:tab/><text:tab/>{</text:p>
      <text:p text:style-name="P4"><text:tab/><text:tab/><text:tab/>return name;</text:p>
      <text:p text:style-name="P4"><text:tab/><text:tab/>}</text:p>
      <text:p text:style-name="P4"><text:tab/><text:tab/></text:p>
      <text:p text:style-name="P4"><text:tab/><text:tab/>public void <text:s/>addEmployee(Employee newEmployee)</text:p>
      <text:p text:style-name="P4"><text:tab/><text:tab/>{</text:p>
      <text:p text:style-name="P4"><text:tab/><text:tab/><text:tab/>employees.add(newEmployee);</text:p>
      <text:p text:style-name="P4"><text:tab/><text:tab/><text:tab/>// связываем сотрудника с этим отделом</text:p>
      <text:p text:style-name="P4"><text:tab/><text:tab/><text:tab/>newEmployee.setDepartment(this); </text:p>
      <text:p text:style-name="P4"><text:tab/><text:tab/>}</text:p>
      <text:p text:style-name="P4"><text:tab/><text:tab/></text:p>
      <text:p text:style-name="P4"><text:tab/><text:tab/>public Set <text:s/>getEmployees()</text:p>
      <text:p text:style-name="P4"><text:soft-page-break/><text:tab/><text:tab/>{</text:p>
      <text:p text:style-name="P4"><text:tab/><text:tab/><text:tab/>return employees;</text:p>
      <text:p text:style-name="P4"><text:tab/><text:tab/>}</text:p>
      <text:p text:style-name="P4"><text:tab/><text:tab/>public void <text:s/>removeEmployee(Employee e)</text:p>
      <text:p text:style-name="P4"><text:tab/><text:tab/>{</text:p>
      <text:p text:style-name="P4"><text:tab/><text:tab/><text:tab/>employees.remove(e);</text:p>
      <text:p text:style-name="P4"><text:tab/><text:tab/>}</text:p>
      <text:p text:style-name="P4"><text:tab/>}</text:p>
      <text:p text:style-name="P7">[/code]</text:p>
      <text:p text:style-name="P7"/>
      <text:p text:style-name="Standard"><text:span text:style-name="T3">Итак, наш класс, помимо конструтора и метода изменения имени отдела, имеет методы для занесения в отдел нового сотрудника, для удаления сотрудника и для получения всех сотрудников входящих в данный отдел. Навигация на диаграмме не показана, значит она является двунаправленно: от объекта типа </text:span><text:span text:style-name="T5">"Department" </text:span><text:span text:style-name="T3">можно узнать о сотруднике и от объекта типа </text:span><text:span text:style-name="T5">"Employee"</text:span><text:span text:style-name="T3"> можно узнать к какому отделу он относится.</text:span></text:p>
      <text:p text:style-name="P4"/>
      <text:p text:style-name="Standard"><text:span text:style-name="T3">Так как нам нужно легко узнавать какому отделу относится какой-либо сотрудник, то добавим в класс </text:span><text:span text:style-name="T5">Employee</text:span><text:span text:style-name="T3"> поле и </text:span><text:span text:style-name="T5"><text:s/></text:span><text:span text:style-name="T3">методы для назаначения и получения отдела.</text:span></text:p>
      <text:p text:style-name="P4"/>
      <text:p text:style-name="P7">[code]</text:p>
      <text:p text:style-name="P4">...</text:p>
      <text:p text:style-name="P4">private Department department;</text:p>
      <text:p text:style-name="P4">...</text:p>
      <text:p text:style-name="P7">public void setDepartment(Department d)</text:p>
      <text:p text:style-name="P7">{</text:p>
      <text:p text:style-name="P7"><text:tab/>department = d;</text:p>
      <text:p text:style-name="P7">}</text:p>
      <text:p text:style-name="P7"><text:line-break/>public Department getDepartment()</text:p>
      <text:p text:style-name="P7">{</text:p>
      <text:p text:style-name="Standard"><text:span text:style-name="T3"><text:tab/></text:span><text:span text:style-name="T5">return department;</text:span></text:p>
      <text:p text:style-name="P7">}</text:p>
      <text:p text:style-name="Standard"><text:span text:style-name="T5">[</text:span><text:span text:style-name="T3">/</text:span><text:span text:style-name="T5">code]</text:span></text:p>
      <text:p text:style-name="P4"/>
      <text:p text:style-name="P4">Использование:</text:p>
      <text:p text:style-name="P7"/>
      <text:p text:style-name="P7">[code]</text:p>
      <text:p text:style-name="P7"/>
      <text:p text:style-name="P4">Department programmersDepartment = new Department("Программисты");</text:p>
      <text:p text:style-name="P4">programmersDepartment.addEmployee(sysEngineer);</text:p>
      <text:p text:style-name="P4">System.out.println("Относится к <text:s text:c="2"/>отделу "+sysEngineer.getDepartment().name);</text:p>
      <text:p text:style-name="P4"/>
      <text:p text:style-name="Standard"><text:span text:style-name="T5">[</text:span><text:span text:style-name="T3">/</text:span><text:span text:style-name="T5">code]</text:span></text:p>
      <text:p text:style-name="P4"/>
      <text:p text:style-name="Standard"><text:toc-mark-start text:id="IMark270627376" text:outline-level="1"/><text:span text:style-name="T4">2</text:span><text:span text:style-name="T6">.</text:span><text:span text:style-name="T4">3.1</text:span><text:span text:style-name="T6"> </text:span><text:span text:style-name="T4">Композиция</text:span><text:toc-mark-end text:id="IMark270627376"/></text:p>
      <text:p text:style-name="P2"/>
      <text:p text:style-name="P4">Предположим, что одним из требований к нашей системе является требование о том, чтоб хранить данные о прежней занимаемой должности на предприятии.</text:p>
      <text:p text:style-name="Standard"><text:span text:style-name="T3">Введем новый класс "</text:span><text:span text:style-name="T5">pastPosition</text:span><text:span text:style-name="T3">". В него, помимо свойства "имя"(</text:span><text:span text:style-name="T5">name</text:span><text:span text:style-name="T3">), введем и свойство "</text:span><text:span text:style-name="T5">department</text:span><text:span text:style-name="T3">", которое свяжет его с классом "</text:span><text:span text:style-name="T5">Department</text:span><text:span text:style-name="T3">"</text:span><text:span text:style-name="T5">.</text:span></text:p>
      <text:p text:style-name="P7"/>
      <text:p text:style-name="P4">Данные о прошлых занимаемых должностях являются частью данных о сотруднике, таким образом между ними связ целое-часть и в то же время,</text:p>
      <text:p text:style-name="Standard"><text:span text:style-name="T3">данные о прошлых должностях не могут существовать без объекта типа "</text:span><text:span text:style-name="T5">Employee</text:span><text:span text:style-name="T3">"</text:span><text:span text:style-name="T5">. </text:span><text:span text:style-name="T3">Уничтожение объекта "</text:span><text:span text:style-name="T5">Employee</text:span><text:span text:style-name="T3">"</text:span><text:span text:style-name="T5"> </text:span><text:span text:style-name="T3">должно привести к уничтожению</text:span></text:p>
      <text:p text:style-name="Standard"><text:span text:style-name="T3">объектов </text:span><text:span text:style-name="T5">"pastPosition".</text:span></text:p>
      <text:p text:style-name="P4"/>
      <text:p text:style-name="P5"><text:soft-page-break/><draw:frame draw:style-name="fr1" draw:name="Графический объект6" text:anchor-type="as-char" svg:width="16.826cm" svg:height="11.693cm" draw:z-index="5"><draw:image xlink:href="Pictures/200000070006CAE90004B881F10BEB8E.wmf" xlink:type="simple" xlink:show="embed" xlink:actuate="onLoad"/></draw:frame></text:p>
      <text:p text:style-name="P4"/>
      <text:p text:style-name="P5">Рис. 6 - Композиция</text:p>
      <text:p text:style-name="Standard"><text:span text:style-name="T3">Класс </text:span><text:span text:style-name="T5">"pastPosition"</text:span><text:span text:style-name="T3">:</text:span></text:p>
      <text:p text:style-name="P4"/>
      <text:p text:style-name="P7">[code]</text:p>
      <text:p text:style-name="P7"><text:tab/>private static class PastPosition</text:p>
      <text:p text:style-name="P7"><text:tab/>{</text:p>
      <text:p text:style-name="P7"><text:tab/><text:tab/>private String name;</text:p>
      <text:p text:style-name="P7"><text:tab/><text:tab/>private Department department;</text:p>
      <text:p text:style-name="P7"><text:tab/><text:tab/>public PastPosition(String position, Department dep)</text:p>
      <text:p text:style-name="P7"><text:tab/><text:tab/>{</text:p>
      <text:p text:style-name="P7"><text:tab/><text:tab/><text:tab/>name = position;</text:p>
      <text:p text:style-name="P7"><text:tab/><text:tab/><text:tab/>department = dep;</text:p>
      <text:p text:style-name="P7"><text:tab/><text:tab/>}</text:p>
      <text:p text:style-name="P7"><text:tab/><text:tab/></text:p>
      <text:p text:style-name="P7"><text:tab/><text:tab/>public void setName(String newName)</text:p>
      <text:p text:style-name="P7"><text:tab/><text:tab/>{</text:p>
      <text:p text:style-name="P7"><text:tab/><text:tab/><text:tab/>name = newName;</text:p>
      <text:p text:style-name="P7"><text:tab/><text:tab/>}</text:p>
      <text:p text:style-name="P7"><text:tab/><text:tab/></text:p>
      <text:p text:style-name="P7"><text:tab/><text:tab/>public String getName()</text:p>
      <text:p text:style-name="P7"><text:tab/><text:tab/>{</text:p>
      <text:p text:style-name="P7"><text:tab/><text:tab/><text:tab/>return name;</text:p>
      <text:p text:style-name="P7"><text:tab/><text:tab/>}</text:p>
      <text:p text:style-name="P7"><text:tab/><text:tab/></text:p>
      <text:p text:style-name="P7"><text:tab/><text:tab/>public void setDepartment(Department d)</text:p>
      <text:p text:style-name="P7"><text:tab/><text:tab/>{</text:p>
      <text:p text:style-name="P7"><text:tab/><text:tab/><text:tab/>department = d;</text:p>
      <text:p text:style-name="P7"><text:tab/><text:tab/>}</text:p>
      <text:p text:style-name="P7"><text:soft-page-break/><text:tab/><text:tab/></text:p>
      <text:p text:style-name="P7"><text:tab/><text:tab/>public Department getDepartment()</text:p>
      <text:p text:style-name="P7"><text:tab/><text:tab/>{</text:p>
      <text:p text:style-name="P7"><text:tab/><text:tab/><text:tab/>return department;</text:p>
      <text:p text:style-name="P7"><text:tab/><text:tab/>}</text:p>
      <text:p text:style-name="P7"><text:tab/>}</text:p>
      <text:p text:style-name="P7">[/code]</text:p>
      <text:p text:style-name="P4"/>
      <text:p text:style-name="Standard"><text:span text:style-name="T3">В класс </text:span><text:span text:style-name="T5">Employee </text:span><text:span text:style-name="T3">добавим свойства и методы для работы с данными о прошлой должности:</text:span></text:p>
      <text:p text:style-name="P4"/>
      <text:p text:style-name="P7">[code]</text:p>
      <text:p text:style-name="P4">...</text:p>
      <text:p text:style-name="P4">private Set pastPosition = new HashSet();</text:p>
      <text:p text:style-name="P4">...</text:p>
      <text:p text:style-name="P4">public void setPastPosition(PastPosition p)</text:p>
      <text:p text:style-name="P4">{</text:p>
      <text:p text:style-name="P4"><text:tab/>pastPosition.add(p);</text:p>
      <text:p text:style-name="P4">}</text:p>
      <text:p text:style-name="P4">public Set <text:s/>getPastPosition()</text:p>
      <text:p text:style-name="P4">{</text:p>
      <text:p text:style-name="P4"><text:tab/>return pastPosition;</text:p>
      <text:p text:style-name="P4">}</text:p>
      <text:p text:style-name="P4"><text:tab/><text:tab/></text:p>
      <text:p text:style-name="P4"><text:tab/>public void deletePastPosition(PastPosition p)</text:p>
      <text:p text:style-name="P4">{</text:p>
      <text:p text:style-name="P4"><text:tab/>pastPosition.remove(p);</text:p>
      <text:p text:style-name="P4">}</text:p>
      <text:p text:style-name="P4">...</text:p>
      <text:p text:style-name="P7">[/code]</text:p>
      <text:p text:style-name="P7"/>
      <text:p text:style-name="P4">Применение:</text:p>
      <text:p text:style-name="P7">[code]</text:p>
      <text:p text:style-name="Standard"><text:span text:style-name="T2">// </text:span><text:span text:style-name="T3">изменяем должность</text:span></text:p>
      <text:p text:style-name="Standard"><text:span text:style-name="T5">sysEngineer.setPosition("</text:span><text:span text:style-name="T3">Сторож");</text:span></text:p>
      <text:p text:style-name="P4"/>
      <text:p text:style-name="P4">// смотрим ранее занимаемые должности:</text:p>
      <text:p text:style-name="P4">System.out.println("В прошлом работал как:");<text:tab/><text:tab/></text:p>
      <text:p text:style-name="P4">Iterator iter = <text:s/>sysEngineer.getPastPosition().iterator();</text:p>
      <text:p text:style-name="P4">while(iter.hasNext())</text:p>
      <text:p text:style-name="P4"><text:tab/>System.out.println( ((PastPosition) iter.next()).getName());</text:p>
      <text:p text:style-name="P7">[/code]</text:p>
      <text:p text:style-name="P7"/>
      <text:p text:style-name="P4"/>
      <text:p text:style-name="P2"><text:toc-mark-start text:id="IMark270627376" text:outline-level="1"/>3. Зависимость<text:toc-mark-end text:id="IMark270627376"/></text:p>
      <text:p text:style-name="P4"/>
      <text:p text:style-name="Standard"><text:span text:style-name="T3">Для диалога с пользователем введем в систему класс "</text:span><text:span text:style-name="T5">Menu</text:span><text:span text:style-name="T3">". Для упрощения в него встроим один метод "showEmployees", который показывет список сотрудников и их должности. Параметром для метода является массив объектов "</text:span><text:span text:style-name="T5">Employee</text:span><text:span text:style-name="T3">"</text:span><text:span text:style-name="T5">. </text:span><text:span text:style-name="T3">Таким образом, изменения внесенные в класс "</text:span><text:span text:style-name="T5">Employee</text:span><text:span text:style-name="T3">" могут потребовать и изменения класса "</text:span><text:span text:style-name="T5">Menu</text:span><text:span text:style-name="T3">".</text:span></text:p>
      <text:p text:style-name="P4"/>
      <text:p text:style-name="P5"><text:soft-page-break/><draw:frame draw:style-name="fr1" draw:name="Графический объект7" text:anchor-type="as-char" svg:width="15.371cm" svg:height="9.682cm" draw:z-index="6"><draw:image xlink:href="Pictures/20000007000634890003E8AADF53C71D.wmf" xlink:type="simple" xlink:show="embed" xlink:actuate="onLoad"/></draw:frame></text:p>
      <text:p text:style-name="P5">Рис. 7 - Зависимость</text:p>
      <text:p text:style-name="P5"/>
      <text:p text:style-name="Standard"><text:span text:style-name="T3">Заметим, что класс </text:span><text:span text:style-name="T5">"Menu" </text:span><text:span text:style-name="T3">не относится к <text:s/>исследуемой прикладной области, а представляет собой класс модели приложения</text:span><text:span text:style-name="T5">.</text:span></text:p>
      <text:p text:style-name="Standard"><text:span text:style-name="T3">Класс "</text:span><text:span text:style-name="T5">Menu</text:span><text:span text:style-name="T3">"</text:span><text:span text:style-name="T5">:</text:span></text:p>
      <text:p text:style-name="P7">[code]</text:p>
      <text:p text:style-name="P4">public static class Menu</text:p>
      <text:p text:style-name="P4">{</text:p>
      <text:p text:style-name="P4"><text:tab/>private static int i=0;</text:p>
      <text:p text:style-name="P4"><text:tab/>public static void showEmployees(Employee[] employees)</text:p>
      <text:p text:style-name="P4"><text:tab/>{<text:tab/><text:tab/><text:tab/></text:p>
      <text:p text:style-name="P4"><text:tab/><text:tab/>System.out.println("Список сотрудников:");</text:p>
      <text:p text:style-name="P4"><text:tab/><text:tab/>for (i=0; i&lt;employees.length; i++)</text:p>
      <text:p text:style-name="P4"><text:tab/><text:tab/><text:tab/>if(employees[i] instanceof Employee)</text:p>
      <text:p text:style-name="P4"><text:tab/><text:tab/><text:tab/><text:tab/>System.out.println(employees[i].getName() +" - " + employees[i].getPosition());</text:p>
      <text:p text:style-name="P4"><text:tab/>}</text:p>
      <text:p text:style-name="P4">}</text:p>
      <text:p text:style-name="P7">[/code]</text:p>
      <text:p text:style-name="P7"/>
      <text:p text:style-name="P4">Использование:</text:p>
      <text:p text:style-name="P7"/>
      <text:p text:style-name="P7">[code]</text:p>
      <text:p text:style-name="P4">// добавим еще одного сотрудника</text:p>
      <text:p text:style-name="P4">Employee director = new Employee("Федор", "Дубов", "Директор");</text:p>
      <text:p text:style-name="P4"/>
      <text:p text:style-name="P4">Menu menu = new Menu();<text:tab/></text:p>
      <text:p text:style-name="P4">Employee employees[] = new Employee[10];</text:p>
      <text:p text:style-name="P4"/>
      <text:p text:style-name="P4">employees[0]= sysEngineer;</text:p>
      <text:p text:style-name="P4">employees[1] = director;</text:p>
      <text:p text:style-name="P4">Menu.showEmployees(employees);</text:p>
      <text:p text:style-name="P7">[/code]</text:p>
      <text:p text:style-name="P11"><text:toc-mark-start text:id="IMark270627376" text:outline-level="1"/>4. Реализация<text:toc-mark-end text:id="IMark270627376"/></text:p>
      <text:p text:style-name="P2"/>
      <text:p text:style-name="Standard"><text:span text:style-name="T3">Реализация, как и наследование имеет явное выражение в языке </text:span><text:span text:style-name="T2">Java</text:span><text:span text:style-name="T3">: объявление интерфейса и возможность его раелизации каким-либо классом.</text:span></text:p>
      <text:p text:style-name="P4"/>
      <text:p text:style-name="Standard"><text:span text:style-name="T3">Для демонстрации отношения "реализация" создадим интерфейс </text:span><text:span text:style-name="T5">"Unit"</text:span><text:span text:style-name="T3">. <text:s/>Если представить, что организация может делиться не только на отделы, а например, на цеха, филиалы и т.д. Интерфейс </text:span><text:span text:style-name="T5">"Unit"</text:span><text:span text:style-name="T3"> представялет собой самый абстрактную еденицу деления. В каждой еденице деления работает какое-то количество сотрудников, поэтому <text:s/>метод для <text:s/>получения количества работающих людей будет актуален для каждого класса <text:s/>реализующего интерфейс </text:span><text:span text:style-name="T5">"Unit".</text:span></text:p>
      <text:p text:style-name="P2"/>
      <text:p text:style-name="P2"/>
      <text:p text:style-name="P2"/>
      <text:p text:style-name="P5"><draw:frame draw:style-name="fr1" draw:name="Графический объект8" text:anchor-type="as-char" svg:width="6.666cm" svg:height="9.788cm" draw:z-index="7"><draw:image xlink:href="Pictures/200000070002B0F30003F39E0A9794DC.wmf" xlink:type="simple" xlink:show="embed" xlink:actuate="onLoad"/></draw:frame></text:p>
      <text:p text:style-name="P5">Рис. 8 - Реализация</text:p>
      <text:p text:style-name="P5"/>
      <text:p text:style-name="Standard"><text:span text:style-name="T3">Интерфейс </text:span><text:span text:style-name="T5">"Unit":</text:span></text:p>
      <text:p text:style-name="P7"/>
      <text:p text:style-name="P7">[code]</text:p>
      <text:p text:style-name="P7">public interface Unit</text:p>
      <text:p text:style-name="P7">{</text:p>
      <text:p text:style-name="P7"><text:tab/>int getPersonCount();</text:p>
      <text:p text:style-name="P7">}</text:p>
      <text:p text:style-name="P7">[/code]</text:p>
      <text:p text:style-name="P7"/>
      <text:p text:style-name="Standard"><text:span text:style-name="T3">Реализация в классе </text:span><text:span text:style-name="T5">"Department":</text:span></text:p>
      <text:p text:style-name="P7">[code]</text:p>
      <text:p text:style-name="P7">public static class Department implements Unit</text:p>
      <text:p text:style-name="P7">...</text:p>
      <text:p text:style-name="P7">public int getPersonCount()</text:p>
      <text:p text:style-name="P7">{</text:p>
      <text:p text:style-name="P7"><text:tab/>return getEmployees().size();</text:p>
      <text:p text:style-name="P7">}</text:p>
      <text:p text:style-name="P7">[/code]</text:p>
      <text:p text:style-name="P4"><text:soft-page-break/></text:p>
      <text:p text:style-name="P4">Применение:</text:p>
      <text:p text:style-name="P4"/>
      <text:p text:style-name="P7">[code]</text:p>
      <text:p text:style-name="P7"/>
      <text:p text:style-name="Standard"><text:span text:style-name="T5">System.out.println("</text:span><text:span text:style-name="T3">В отделе "+sysEngineer.getDepartment().name+" работает "</text:span></text:p>
      <text:p text:style-name="P4"><text:tab/><text:tab/> <text:s text:c="2"/>+sysEngineer.getDepartment().getPersonCount()+" человек.");</text:p>
      <text:p text:style-name="P4"/>
      <text:p text:style-name="Standard"><text:span text:style-name="T5">[</text:span><text:span text:style-name="T3">/</text:span><text:span text:style-name="T5">code]</text:span></text:p>
      <text:p text:style-name="P4"/>
      <text:p text:style-name="Standard"><text:span text:style-name="T3">Как видим, реализация метода </text:span><text:span text:style-name="T5">"getPersonCount"</text:span><text:span text:style-name="T3"> не совсем актульна для класса <text:s/></text:span><text:span text:style-name="T5">"Department"</text:span><text:span text:style-name="T3">, так как он имеет метод "</text:span><text:span text:style-name="T5">getEmployees</text:span><text:span text:style-name="T3">", который возвращает</text:span></text:p>
      <text:p text:style-name="Standard"><text:span text:style-name="T3">коллекцию объектов "</text:span><text:span text:style-name="T5">Employee</text:span><text:span text:style-name="T3">". </text:span></text:p>
      <text:p text:style-name="P4"/>
      <text:p text:style-name="P4"/>
      <text:p text:style-name="P2"><text:toc-mark-start text:id="IMark270627376" text:outline-level="1"/>Вывод<text:toc-mark-end text:id="IMark270627376"/></text:p>
      <text:p text:style-name="P4"/>
      <text:p text:style-name="Standard"><text:span text:style-name="T3">Язык моделирования </text:span><text:span text:style-name="T5">UML </text:span><text:span text:style-name="T3">предоставляет богатый набор отношений для построения классовой модели. Но даже такой развитой ООП язык, как </text:span><text:span text:style-name="T5">Java </text:span><text:span text:style-name="T3">имеет две констукции для отражения связей</text:span><text:span text:style-name="T5">: extends(</text:span><text:span text:style-name="T3">расширение</text:span><text:span text:style-name="T5">) </text:span><text:span text:style-name="T3">и </text:span><text:span text:style-name="T5">interface/implements(</text:span><text:span text:style-name="T3">реализация</text:span><text:span text:style-name="T5">)</text:span><text:span text:style-name="T3">.</text:span></text:p>
      <text:p text:style-name="P4">В результате моделирования получили следующую диаграмму:</text:p>
      <text:p text:style-name="P15"><draw:frame draw:style-name="fr1" draw:name="Графический объект9" text:anchor-type="as-char" svg:width="25.591cm" svg:height="21.269cm" draw:z-index="8"><draw:image xlink:href="Pictures/20000007000A92D000099A0B6C9FB818.wmf" xlink:type="simple" xlink:show="embed" xlink:actuate="onLoad"/></draw:frame><text:line-break/>Рис. 9 - Диаграмма классов</text:p>
      <text:p text:style-name="P16"/>
      <text:p text:style-name="P2"><text:toc-mark-start text:id="IMark270627376" text:outline-level="1"/>Литература<text:toc-mark-end text:id="IMark270627376"/></text:p>
      <text:p text:style-name="P4"/>
      <text:p text:style-name="Standard"><text:span text:style-name="T5">1) </text:span><text:span text:style-name="T3">Г. Буч, Д. Рамбо, А. Джекобсон</text:span><text:span text:style-name="T5">. </text:span><text:span text:style-name="T3">Язык UML Руководство пользователя</text:span><text:span text:style-name="T5">.</text:span></text:p>
      <text:p text:style-name="P4"/>
      <text:p text:style-name="Standard"><text:span text:style-name="T3">2)</text:span><text:span text:style-name="T5"> </text:span><text:span text:style-name="T3">Самоучитель UML</text:span></text:p>
      <text:p text:style-name="P4">http://fictionbook.ru/author/aleksandr_vasilevich_leonenkov/samouchitel_uml/read_online.html?page=11</text:p>
      <text:p text:style-name="P4"/>
      <text:p text:style-name="P4">3) Язык UML. Руководство пользователя</text:p>
      <text:p text:style-name="P4">http://alice.pnzgu.ru/~dvn/uproc/books/uml_user_guide/index.htm</text:p>
      <text:p text:style-name="P4"/>
      <text:p text:style-name="Standard"><text:span text:style-name="T3">4)</text:span><text:span text:style-name="T5"> </text:span><text:span text:style-name="T3">Эккель Б. <text:s/>Философия </text:span><text:span text:style-name="T5">Java</text:span><text:span text:style-name="T3">. Библиотека программиста. - СПб: Питер, <text:s/>2001. - 880 с.</text:span></text:p>
      <text:p text:style-name="P4"/>
      <text:p text:style-name="Standard"><text:span text:style-name="T3">5)</text:span><text:span text:style-name="T5"> </text:span><text:span text:style-name="T3">Орлов С. Технологии разработки программного обеспечения: Учебник. - СПб: Питер, <text:s/>2002. - 464 с.</text:span></text:p>
      <text:p text:style-name="P6"/>
      <text:p text:style-name="P4">6) Мухортов В.В.,Рылов В.Ю.Объектно-ориентированноепрограммирование, анализ и дизайн. Методическоепособие. - <text:s/>Новосибирск, 2002. - <text:tab/></text:p>
      <text:p text:style-name="P4"/>
      <text:p text:style-name="Standard"><text:span text:style-name="T5">7) </text:span><text:span text:style-name="T3">Modeling Class Relationships in UML</text:span></text:p>
      <text:p text:style-name="P4">http://www.byteonic.com/2006/modeling-class-relationships-in-uml-part-1/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Arial Baltic" svg:font-family="'Arial Baltic'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 CYR" fo:font-size="12pt" fo:language="ru" fo:country="RU" style:font-name-asian="Arial CYR" style:font-size-asian="12pt" style:language-asian="ru" style:country-asian="RU" style:font-name-complex="Arial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5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15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65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15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6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15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Internet_20_link" style:num-suffix="." style:num-format="1">
        <style:list-level-properties text:min-label-distance="0.381cm"/>
      </text:outline-level-style>
      <text:outline-level-style text:level="2" text:style-name="Internet_20_link" style:num-suffix="." style:num-format="1" text:display-levels="2">
        <style:list-level-properties text:min-label-distance="0.381cm"/>
      </text:outline-level-style>
      <text:outline-level-style text:level="3" text:style-name="Internet_20_link" style:num-suffix="." style:num-format="1" text:display-levels="3">
        <style:list-level-properties text:min-label-distance="0.381cm"/>
      </text:outline-level-style>
      <text:outline-level-style text:level="4" text:style-name="Internet_20_link" style:num-suffix="." style:num-format="1" text:display-levels="4">
        <style:list-level-properties text:min-label-distance="0.381cm"/>
      </text:outline-level-style>
      <text:outline-level-style text:level="5" text:style-name="Internet_20_link" style:num-suffix="." style:num-format="1" text:display-levels="5">
        <style:list-level-properties text:min-label-distance="0.381cm"/>
      </text:outline-level-style>
      <text:outline-level-style text:level="6" text:style-name="Internet_20_link" style:num-suffix="." style:num-format="1" text:display-levels="6">
        <style:list-level-properties text:min-label-distance="0.381cm"/>
      </text:outline-level-style>
      <text:outline-level-style text:level="7" text:style-name="Internet_20_link" style:num-suffix="." style:num-format="1" text:display-levels="7">
        <style:list-level-properties text:min-label-distance="0.381cm"/>
      </text:outline-level-style>
      <text:outline-level-style text:level="8" text:style-name="Internet_20_link" style:num-suffix="." style:num-format="1" text:display-levels="8">
        <style:list-level-properties text:min-label-distance="0.381cm"/>
      </text:outline-level-style>
      <text:outline-level-style text:level="9" text:style-name="Internet_20_link" style:num-suffix="." style:num-format="1" text:display-levels="9">
        <style:list-level-properties text:min-label-distance="0.381cm"/>
      </text:outline-level-style>
      <text:outline-level-style text:level="10" text:style-name="Internet_20_link" style:num-suffix=".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42cm" fo:page-height="29.7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  <style:master-page style:name="Left_20_Page" style:display-name="Left Page" style:page-layout-name="pm2"/>
    <style:master-page style:name="Index" style:page-layout-name="pm3"/>
    <style:master-page style:name="A3-Landscape" style:page-layout-name="pm4">
      <style:footer>
        <text:p text:style-name="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3-19T10:59:04</meta:creation-date>
    <dc:date>2009-03-19T15:35:13</dc:date>
    <dc:language>ru-RU</dc:language>
    <meta:editing-cycles>13</meta:editing-cycles>
    <meta:editing-duration>PT7H34M23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9" meta:object-count="0" meta:page-count="17" meta:paragraph-count="440" meta:word-count="1534" meta:character-count="12541"/>
  </office:meta>
</office:document-meta>
</file>